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 "Hello, teacher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2:46:22.478089000</meta:creation-date>
    <dc:date>2026-02-13T12:47:11.144535000</dc:date>
    <meta:editing-duration>PT49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5"/>
    <meta:generator>LibreOffice/26.2.0.3$MacOSX_X86_64 LibreOffice_project/afbbd0df0edb6d40b450b0337ac646b0913a760c</meta:generator>
  </office:meta>
</office:document-meta>
</file>